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cf0d"/>
    </style:style>
    <style:style style:name="P2" style:family="paragraph" style:parent-style-name="Standard">
      <style:paragraph-properties fo:text-align="start" style:justify-single-word="false"/>
      <style:text-properties officeooo:paragraph-rsid="001ccf0d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ccf0d"/>
    </style:style>
    <style:style style:name="T1" style:family="text">
      <style:text-properties style:text-position="super 58%"/>
    </style:style>
    <style:style style:name="T2" style:family="text">
      <style:text-properties officeooo:rsid="0017d435"/>
    </style:style>
    <style:style style:name="T3" style:family="text">
      <style:text-properties officeooo:rsid="001a7c6e"/>
    </style:style>
    <style:style style:name="T4" style:family="text">
      <style:text-properties officeooo:rsid="001e85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7.01" style:data-style-name="N0">7.01</text:variable-set>: <text:span text:style-name="T2">Impulse and Momentum</text:span></text:p>
      <text:p text:style-name="P1"/>
      <text:list xml:id="list3158981788449654434" text:style-name="L1">
        <text:list-item>
          <text:p text:style-name="P3">A 100 kg man is running at <text:span text:style-name="T4">6</text:span> m/s. <text:s/>What is his momentum?</text:p>
        </text:list-item>
      </text:list>
      <text:p text:style-name="P2"/>
      <text:p text:style-name="P2"/>
      <text:p text:style-name="P2"/>
      <text:p text:style-name="P2"/>
      <text:p text:style-name="P2"/>
      <text:list xml:id="list140410026521832" text:continue-numbering="true" text:style-name="L1">
        <text:list-item>
          <text:p text:style-name="P3">You push a shopping cart with a force of <text:span text:style-name="T4">20</text:span> newtons for t<text:span text:style-name="T3">hree</text:span> seconds. <text:s/>What is the impulse imparted on the shopping cart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40409199679273" text:continue-numbering="true" text:style-name="L1">
        <text:list-item>
          <text:p text:style-name="P3">An <text:span text:style-name="T4">9</text:span>00 kg car is driving eastward at 1<text:span text:style-name="T3">4</text:span> m/s. <text:s/>A 1500 kg truck is traveling westbound at <text:span text:style-name="T3">7</text:span> m/s. <text:s/>The vehicles collide and stick together. <text:s/>What is the final velocity of the vehicles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0409421482350" text:continue-numbering="true" text:style-name="L1">
        <text:list-item>
          <text:p text:style-name="P3">A 0.3 kg ball is rolling toward you at <text:span text:style-name="T3">3</text:span> m/s. <text:s/>You kick the ball with a force of <text:span text:style-name="T3">25</text:span> Newtons. <text:s/>You are in contact with the ball for 0.2 seconds. <text:s/>What is the final velocity of the ball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0410170476983" text:continue-numbering="true" text:style-name="L1">
        <text:list-item>
          <text:p text:style-name="P3">Billy-bob is standing on a skateboard. <text:s/>He throws a 0.5 kg ball toward the east at <text:span text:style-name="T3">17</text:span> m/s. <text:s/>If Billy-Bob has a mass of <text:span text:style-name="T3">65</text:span> kg, what velocity does he roll backward wit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0408772770199" text:continue-numbering="true" text:style-name="L1">
        <text:list-item>
          <text:p text:style-name="P3"><text:soft-page-break/>A <text:span text:style-name="T4">6</text:span>5 kg wide-reciever is traveling north at <text:span text:style-name="T3">6</text:span> m/s. <text:s/>A 100 kg linebacker runs directly east at <text:span text:style-name="T3">7</text:span> m/s. The linebacker attempts to tackle the wide-reciever (and thus the two are stuck together after colliding). </text:p>
          <text:list>
            <text:list-item>
              <text:p text:style-name="P3">This collision was:</text:p>
            </text:list-item>
          </text:list>
        </text:list-item>
      </text:list>
      <text:p text:style-name="P2"><text:tab/><text:tab/>_____ Perfectly Elastic <text:tab/>_____ Perfectly Inelastic<text:tab/>_____Semi-elastic</text:p>
      <text:p text:style-name="P2"/>
      <text:list xml:id="list140410755883234" text:continue-numbering="true" text:style-name="L1">
        <text:list-item>
          <text:list>
            <text:list-item>
              <text:p text:style-name="P3">What is the final velocity of the two players? <text:s/>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40409353063565" text:continue-numbering="true" text:style-name="L1">
        <text:list-item>
          <text:list>
            <text:list-item>
              <text:p text:style-name="P3">What is their direction of travel?</text:p>
            </text:list-item>
          </text:list>
        </text:list-item>
      </text:list>
      <text:p text:style-name="P2"/>
      <text:p text:style-name="P2"/>
      <text:p text:style-name="P2"/>
      <text:list xml:id="list140409431894132" text:continue-numbering="true" text:style-name="L1">
        <text:list-item>
          <text:p text:style-name="P3">Luke Skywalker has a mass of <text:span text:style-name="T3">6</text:span>5 kg, and is running toward Darth Vader at <text:span text:style-name="T4">5</text:span> m/s. <text:s/>Darth Vader kicks Luke, which sends him flying backward at <text:span text:style-name="T3">7</text:span> m/s. <text:s/>If Darth Vader's foot was in contact with Luke for 0.<text:span text:style-name="T3">3</text:span> seconds, what is the size of the force that Darth Vader used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40410653118000" text:continue-numbering="true" text:style-name="L1">
        <text:list-item>
          <text:p text:style-name="P3">A blue billiard ball, with a mass of 0.25 kg, rolls toward the east at <text:span text:style-name="T4">5</text:span> m/s. <text:s/>It strikes a red billiard ball of the same mass that is traveling northward at <text:span text:style-name="T3">4</text:span> m/s. <text:s/>The blue ball comes to a complete stop. The time of contact between the balls is 0.25 seconds. <text:s/></text:p>
          <text:list>
            <text:list-item>
              <text:p text:style-name="P3">What is the final speed of the red ball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0409702497141" text:continue-numbering="true" text:style-name="L1">
        <text:list-item>
          <text:list>
            <text:list-item>
              <text:p text:style-name="P3">What direction does the red ball travel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0410239496013" text:continue-numbering="true" text:style-name="L1">
        <text:list-item>
          <text:list>
            <text:list-item>
              <text:p text:style-name="P3">What is the force that the blue ball put on the red one?</text:p>
            </text:list-item>
          </text:list>
        </text:list-item>
      </text:list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haracter_5f_20_5f_style" style:display-name="Character_20_style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6-08-19T14:04:08.613881925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7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4:11:56.650570932</meta:creation-date>
    <meta:editing-duration>PT5M55S</meta:editing-duration>
    <meta:editing-cycles>4</meta:editing-cycles>
    <meta:generator>LibreOffice/4.3.7.2$Linux_X86_64 LibreOffice_project/430$Build-2</meta:generator>
    <dc:date>2016-08-19T14:04:08.523035147</dc:date>
    <meta:document-statistic meta:table-count="0" meta:image-count="2" meta:object-count="0" meta:page-count="2" meta:paragraph-count="18" meta:word-count="363" meta:character-count="1898" meta:non-whitespace-character-count="1510"/>
  </office:meta>
</office:document-meta>
</file>